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12cm" fo:min-width="0.162cm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313cm" fo:min-width="0.063cm"/>
    </style:style>
    <style:style style:name="gr6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12cm" fo:min-width="0.063cm"/>
    </style:style>
    <style:style style:name="gr10" style:family="graphic" style:parent-style-name="standard">
      <style:graphic-properties draw:stroke="none" svg:stroke-color="#000000" draw:fill="none" draw:fill-color="#ffffff" fo:min-height="0.3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3" style:family="graphic" style:parent-style-name="objectwithoutfill">
      <style:graphic-properties svg:stroke-color="#000000" draw:fill="solid" draw:textarea-vertical-align="middle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794cm" svg:height="0.795cm" svg:x="21.306cm" svg:y="2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662cm" svg:height="0.662cm" svg:x="20.638cm" svg:y="3.34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9cm" svg:height="0.683cm" svg:x="19.7cm" svg:y="2.347cm">
          <draw:text-box>
            <text:p><text:span text:style-name="T1">{}=Si</text:span></text:p>
          </draw:text-box>
        </draw:frame>
        <draw:frame draw:style-name="gr4" draw:text-style-name="P2" draw:layer="layout" svg:width="3.972cm" svg:height="0.662cm" svg:x="16.428cm" svg:y="3.344cm">
          <draw:text-box>
            <text:p><text:span text:style-name="T2">NB (D{0,1,2,3,4,5,6})</text:span></text:p>
          </draw:text-box>
        </draw:frame>
        <draw:custom-shape draw:style-name="gr5" draw:text-style-name="P1" xml:id="id3" draw:id="id3" draw:layer="layout" svg:width="0.795cm" svg:height="0.795cm" svg:x="19.705cm" svg:y="4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8cm" svg:height="0.662cm" svg:x="17.512cm" svg:y="4.306cm">
          <draw:text-box>
            <text:p><text:span text:style-name="T2">NB=0</text:span></text:p>
          </draw:text-box>
        </draw:frame>
        <draw:custom-shape draw:style-name="gr2" draw:text-style-name="P1" xml:id="id4" draw:id="id4" draw:layer="layout" svg:width="0.662cm" svg:height="0.662cm" svg:x="18.9cm" svg:y="5.44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881cm" svg:height="0.662cm" svg:x="14.519cm" svg:y="5.406cm">
          <draw:text-box>
            <text:p><text:span text:style-name="T2">CA(D{0,</text:span><text:span text:style-name="T2">1,2,3,4,5</text:span><text:span text:style-name="T2">,6})</text:span></text:p>
          </draw:text-box>
        </draw:frame>
        <draw:custom-shape draw:style-name="gr1" draw:text-style-name="P1" xml:id="id5" draw:id="id5" draw:layer="layout" svg:width="0.794cm" svg:height="0.795cm" svg:x="17.9cm" svg:y="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5.1cm" svg:y="6.144cm">
          <draw:text-box>
            <text:p><text:span text:style-name="T2">C</text:span><text:span text:style-name="T2">A</text:span><text:span text:style-name="T2">=</text:span><text:span text:style-name="T2">0</text:span></text:p>
          </draw:text-box>
        </draw:frame>
        <draw:custom-shape draw:style-name="gr2" draw:text-style-name="P1" xml:id="id6" draw:id="id6" draw:layer="layout" svg:width="0.662cm" svg:height="0.662cm" svg:x="16.9cm" svg:y="7.206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376cm" svg:height="0.896cm" svg:x="12.924cm" svg:y="7.106cm">
          <draw:text-box>
            <text:p><text:span text:style-name="T2">V(</text:span><text:span text:style-name="T2">D{</text:span><text:span text:style-name="T2">1,</text:span><text:span text:style-name="T2">2,</text:span><text:span text:style-name="T2">3,</text:span><text:span text:style-name="T2">4,</text:span><text:span text:style-name="T2">5,</text:span><text:span text:style-name="T2">6})</text:span></text:p>
          </draw:text-box>
        </draw:frame>
        <draw:custom-shape draw:style-name="gr1" draw:text-style-name="P1" xml:id="id7" draw:id="id7" draw:layer="layout" svg:width="0.794cm" svg:height="0.795cm" svg:x="15.706cm" svg:y="8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788cm" svg:height="0.663cm" svg:x="13.212cm" svg:y="8.306cm">
          <draw:text-box>
            <text:p><text:span text:style-name="T2">V=</text:span><text:span text:style-name="T2">1</text:span></text:p>
          </draw:text-box>
        </draw:frame>
        <draw:custom-shape draw:style-name="gr2" draw:text-style-name="P1" xml:id="id8" draw:id="id8" draw:layer="layout" svg:width="0.662cm" svg:height="0.662cm" svg:x="14.838cm" svg:y="9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3.6cm" svg:height="0.69cm" svg:x="10.6cm" svg:y="9.21cm">
          <draw:text-box>
            <text:p><text:span text:style-name="T2">M</text:span><text:span text:style-name="T2">P</text:span><text:span text:style-name="T2">L</text:span><text:span text:style-name="T2">R</text:span><text:span text:style-name="T2">(</text:span><text:span text:style-name="T2">D</text:span><text:span text:style-name="T2">{</text:span><text:span text:style-name="T2">1</text:span><text:span text:style-name="T2">,</text:span><text:span text:style-name="T2">2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9" draw:text-style-name="P1" xml:id="id9" draw:id="id9" draw:layer="layout" svg:width="0.795cm" svg:height="0.794cm" svg:x="13.705cm" svg:y="10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10.6cm" svg:y="10.144cm">
          <draw:text-box>
            <text:p><text:span text:style-name="T2">MPLR=1</text:span></text:p>
          </draw:text-box>
        </draw:frame>
        <draw:custom-shape draw:style-name="gr2" draw:text-style-name="P1" xml:id="id10" draw:id="id10" draw:layer="layout" svg:width="0.662cm" svg:height="0.662cm" svg:x="12.838cm" svg:y="11.044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2cm" svg:height="0.607cm" svg:x="8.9cm" svg:y="11.006cm">
          <draw:text-box>
            <text:p><text:span text:style-name="T2">R</text:span><text:span text:style-name="T2">A</text:span><text:span text:style-name="T2">A</text:span><text:span text:style-name="T2">(</text:span><text:span text:style-name="T2">D</text:span><text:span text:style-name="T2">{</text:span><text:span text:style-name="T2">2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9" draw:text-style-name="P1" xml:id="id11" draw:id="id11" draw:layer="layout" svg:width="0.795cm" svg:height="0.794cm" svg:x="11.7cm" svg:y="12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8.9cm" svg:y="12.206cm">
          <draw:text-box>
            <text:p><text:span text:style-name="T2">RAA=2</text:span></text:p>
          </draw:text-box>
        </draw:frame>
        <draw:custom-shape draw:style-name="gr2" draw:text-style-name="P1" xml:id="id12" draw:id="id12" draw:layer="layout" svg:width="0.662cm" svg:height="0.662cm" svg:x="10.8cm" svg:y="13.244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5cm" svg:height="0.694cm" svg:x="6.8cm" svg:y="13.206cm">
          <draw:text-box>
            <text:p><text:span text:style-name="T2">PACA(D</text:span><text:span text:style-name="T2">{2,3,4,5,</text:span><text:span text:style-name="T2">6})</text:span></text:p>
          </draw:text-box>
        </draw:frame>
        <draw:custom-shape draw:style-name="gr9" draw:text-style-name="P1" xml:id="id13" draw:id="id13" draw:layer="layout" svg:width="0.795cm" svg:height="0.794cm" svg:x="9.705cm" svg:y="14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7.413cm" svg:y="14.3cm">
          <draw:text-box>
            <text:p><text:span text:style-name="T2">PA</text:span><text:span text:style-name="T2">CA</text:span><text:span text:style-name="T2">=0</text:span></text:p>
          </draw:text-box>
        </draw:frame>
        <draw:custom-shape draw:style-name="gr2" draw:text-style-name="P1" xml:id="id14" draw:id="id14" draw:layer="layout" svg:width="0.662cm" svg:height="0.662cm" svg:x="8.838cm" svg:y="15.40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3.3cm" svg:height="0.607cm" svg:x="5.4cm" svg:y="15.3cm">
          <draw:text-box>
            <text:p><text:span text:style-name="T2">P</text:span><text:span text:style-name="T2">L</text:span><text:span text:style-name="T2">C</text:span><text:span text:style-name="T2">B</text:span><text:span text:style-name="T2">(</text:span><text:span text:style-name="T2">D</text:span><text:span text:style-name="T2">{</text:span><text:span text:style-name="T2">1</text:span><text:span text:style-name="T2">,</text:span><text:span text:style-name="T2">3</text:span><text:span text:style-name="T2">,</text:span><text:span text:style-name="T2">4</text:span><text:span text:style-name="T2">,</text:span><text:span text:style-name="T2">5</text:span><text:span text:style-name="T2">,</text:span><text:span text:style-name="T2">6</text:span><text:span text:style-name="T2">}</text:span><text:span text:style-name="T2">)</text:span></text:p>
          </draw:text-box>
        </draw:frame>
        <draw:custom-shape draw:style-name="gr9" draw:text-style-name="P1" xml:id="id15" draw:id="id15" draw:layer="layout" svg:width="0.795cm" svg:height="0.794cm" svg:x="7.805cm" svg:y="1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87cm" svg:height="0.662cm" svg:x="5.713cm" svg:y="16.4cm">
          <draw:text-box>
            <text:p><text:span text:style-name="T2">PLCB=3</text:span></text:p>
          </draw:text-box>
        </draw:frame>
        <draw:connector draw:style-name="gr13" draw:text-style-name="P3" draw:layer="layout" draw:type="line" svg:x1="21.422cm" svg:y1="3.017cm" svg:x2="20.969cm" svg:y2="3.344cm" draw:start-shape="id1" draw:start-glue-point="7" draw:end-shape="id2" draw:end-glue-point="0" svg:d="M21422 3017l-453 327" svg:viewBox="0 0 454 328">
          <text:p/>
        </draw:connector>
        <draw:connector draw:style-name="gr14" draw:text-style-name="P3" draw:layer="layout" draw:type="line" svg:x1="20.969cm" svg:y1="4.006cm" svg:x2="20.103cm" svg:y2="4.406cm" draw:start-shape="id2" draw:start-glue-point="2" draw:end-shape="id3" draw:end-glue-point="4" svg:d="M20969 4006l-866 400" svg:viewBox="0 0 867 401">
          <text:p/>
        </draw:connector>
        <draw:connector draw:style-name="gr14" draw:text-style-name="P3" draw:layer="layout" draw:type="line" svg:x1="20.103cm" svg:y1="5.201cm" svg:x2="19.231cm" svg:y2="5.444cm" draw:start-shape="id3" draw:start-glue-point="8" draw:end-shape="id4" draw:end-glue-point="0" svg:d="M20103 5201l-872 243" svg:viewBox="0 0 873 244">
          <text:p/>
        </draw:connector>
        <draw:connector draw:style-name="gr14" draw:text-style-name="P3" draw:layer="layout" draw:type="line" svg:x1="19.231cm" svg:y1="6.106cm" svg:x2="18.297cm" svg:y2="6.206cm" draw:start-shape="id4" draw:start-glue-point="2" draw:end-shape="id5" draw:end-glue-point="4" svg:d="M19231 6106l-934 100" svg:viewBox="0 0 935 101">
          <text:p/>
        </draw:connector>
        <draw:connector draw:style-name="gr14" draw:text-style-name="P3" draw:layer="layout" draw:type="line" svg:x1="18.297cm" svg:y1="7.001cm" svg:x2="17.231cm" svg:y2="7.206cm" draw:start-shape="id5" draw:start-glue-point="8" draw:end-shape="id6" draw:end-glue-point="0" svg:d="M18297 7001l-1066 205" svg:viewBox="0 0 1067 206">
          <text:p/>
        </draw:connector>
        <draw:connector draw:style-name="gr14" draw:text-style-name="P3" draw:layer="layout" draw:type="line" svg:x1="17.231cm" svg:y1="7.868cm" svg:x2="16.103cm" svg:y2="8.306cm" draw:start-shape="id6" draw:start-glue-point="2" draw:end-shape="id7" draw:end-glue-point="4" svg:d="M17231 7868l-1128 438" svg:viewBox="0 0 1129 439">
          <text:p/>
        </draw:connector>
        <draw:connector draw:style-name="gr14" draw:text-style-name="P3" draw:layer="layout" draw:type="line" svg:x1="16.103cm" svg:y1="9.101cm" svg:x2="15.169cm" svg:y2="9.306cm" draw:start-shape="id7" draw:start-glue-point="8" draw:end-shape="id8" draw:end-glue-point="0" svg:d="M16103 9101l-934 205" svg:viewBox="0 0 935 206">
          <text:p/>
        </draw:connector>
        <draw:connector draw:style-name="gr14" draw:text-style-name="P3" draw:layer="layout" draw:type="line" svg:x1="15.169cm" svg:y1="9.968cm" svg:x2="14.103cm" svg:y2="10.212cm" draw:start-shape="id8" draw:start-glue-point="2" draw:end-shape="id9" draw:end-glue-point="4" svg:d="M15169 9968l-1066 244" svg:viewBox="0 0 1067 245">
          <text:p/>
        </draw:connector>
        <draw:connector draw:style-name="gr14" draw:text-style-name="P3" draw:layer="layout" draw:type="line" svg:x1="14.103cm" svg:y1="11.006cm" svg:x2="13.169cm" svg:y2="11.044cm" draw:start-shape="id9" draw:start-glue-point="8" draw:end-shape="id10" draw:end-glue-point="0" svg:d="M14103 11006l-934 38" svg:viewBox="0 0 935 39">
          <text:p/>
        </draw:connector>
        <draw:connector draw:style-name="gr14" draw:text-style-name="P3" draw:layer="layout" draw:type="line" svg:x1="13.169cm" svg:y1="11.706cm" svg:x2="12.098cm" svg:y2="12.206cm" draw:start-shape="id10" draw:start-glue-point="2" draw:end-shape="id11" draw:end-glue-point="4" svg:d="M13169 11706l-1071 500" svg:viewBox="0 0 1072 501">
          <text:p/>
        </draw:connector>
        <draw:connector draw:style-name="gr14" draw:text-style-name="P3" draw:layer="layout" draw:type="line" svg:x1="12.098cm" svg:y1="13cm" svg:x2="11.131cm" svg:y2="13.244cm" draw:start-shape="id11" draw:start-glue-point="8" draw:end-shape="id12" draw:end-glue-point="0" svg:d="M12098 13000l-967 244" svg:viewBox="0 0 968 245">
          <text:p/>
        </draw:connector>
        <draw:connector draw:style-name="gr14" draw:text-style-name="P3" draw:layer="layout" draw:type="line" svg:x1="11.131cm" svg:y1="13.906cm" svg:x2="10.103cm" svg:y2="14.306cm" draw:start-shape="id12" draw:start-glue-point="2" draw:end-shape="id13" draw:end-glue-point="4" svg:d="M11131 13906l-1028 400" svg:viewBox="0 0 1029 401">
          <text:p/>
        </draw:connector>
        <draw:connector draw:style-name="gr14" draw:text-style-name="P3" draw:layer="layout" draw:type="line" svg:x1="10.103cm" svg:y1="15.1cm" svg:x2="9.169cm" svg:y2="15.406cm" draw:start-shape="id13" draw:start-glue-point="8" draw:end-shape="id14" draw:end-glue-point="0" svg:d="M10103 15100l-934 306" svg:viewBox="0 0 935 307">
          <text:p/>
        </draw:connector>
        <draw:connector draw:style-name="gr14" draw:text-style-name="P3" draw:layer="layout" draw:type="line" svg:x1="9.169cm" svg:y1="16.068cm" svg:x2="8.203cm" svg:y2="16.306cm" draw:start-shape="id14" draw:start-glue-point="2" draw:end-shape="id15" draw:end-glue-point="4" svg:d="M9169 16068l-966 238" svg:viewBox="0 0 967 239">
          <text:p/>
        </draw:connector>
        <draw:frame draw:style-name="gr15" draw:text-style-name="P2" draw:layer="layout" svg:width="9.8cm" svg:height="1.1cm" svg:x="3.8cm" svg:y="17.6cm">
          <draw:text-box>
            <text:p><text:span text:style-name="T2">{'NB': 0, 'CA': 0, 'V': 1, 'MPLR': 1, 'RAA': 2, 'PACA': 0, 'PLCB': 3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2:47:49.288580383</meta:creation-date>
    <dc:date>2020-11-12T23:56:45.622696449</dc:date>
    <meta:editing-duration>PT17M35S</meta:editing-duration>
    <meta:editing-cycles>5</meta:editing-cycles>
    <meta:generator>LibreOffice/6.4.6.2$Linux_X86_64 LibreOffice_project/40$Build-2</meta:generator>
    <meta:document-statistic meta:object-count="45"/>
  </office:meta>
</office:document-meta>
</file>